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6665in"/>
    </style:style>
    <style:style style:name="co3" style:family="table-column">
      <style:table-column-properties fo:break-before="auto" style:column-width="3.0043in"/>
    </style:style>
    <style:style style:name="co4" style:family="table-column">
      <style:table-column-properties fo:break-before="auto" style:column-width="1.409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olling_Sta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Polling Id</text:p>
          </table:table-cell>
          <table:table-cell office:value-type="string">
            <text:p>Address</text:p>
          </table:table-cell>
          <table:table-cell office:value-type="string">
            <text:p>P</text:p>
          </table:table-cell>
          <table:table-cell office:value-type="string">
            <text:p>R.V</text:p>
          </table:table-cell>
          <table:table-cell office:value-type="string">
            <text:p>ward no</text:p>
          </table:table-cell>
          <table:table-cell office:value-type="string">
            <text:p>M or W or A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nchayat Union Middle School <text:s text:c="2"/>,West Side , New Building , Athangud</text:p>
          </table:table-cell>
          <table:table-cell office:value-type="string">
            <text:p>Neivayal</text:p>
          </table:table-cell>
          <table:table-cell office:value-type="string">
            <text:p>Adhangudi 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nchayat Union Middle School <text:s text:c="2"/>,West Side , New Building , Athangud</text:p>
          </table:table-cell>
          <table:table-cell office:value-type="string">
            <text:p>Neivayal </text:p>
          </table:table-cell>
          <table:table-cell office:value-type="string">
            <text:p>Nettendhal 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nchayat Union <text:s/>Primary School, <text:s text:c="4"/>,Neyvayal</text:p>
          </table:table-cell>
          <table:table-cell table:number-columns-repeated="2" office:value-type="string">
            <text:p>Neivayal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nchayat Union <text:s/>Primary School, <text:s text:c="4"/>,Neyvayal</text:p>
          </table:table-cell>
          <table:table-cell office:value-type="string">
            <text:p>Neivayal </text:p>
          </table:table-cell>
          <table:table-cell office:value-type="string">
            <text:p>Nachiendhal 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nchayat Union <text:s/>Primary School, <text:s text:c="4"/>,Neyvayal</text:p>
          </table:table-cell>
          <table:table-cell office:value-type="string">
            <text:p>Neivayal </text:p>
          </table:table-cell>
          <table:table-cell office:value-type="string">
            <text:p>Anikki 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nchayat Union <text:s/>Primary School, <text:s text:c="4"/>,Neyvayal</text:p>
          </table:table-cell>
          <table:table-cell office:value-type="string">
            <text:p>Neivayal </text:p>
          </table:table-cell>
          <table:table-cell office:value-type="string">
            <text:p>Valaiyanvayal 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nchayat Union Middle School, <text:s text:c="2"/>,Iluppakudi</text:p>
          </table:table-cell>
          <table:table-cell office:value-type="string">
            <text:p>Neivayal </text:p>
          </table:table-cell>
          <table:table-cell office:value-type="string">
            <text:p>Iluppakudi 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nchayat Union Middle School, <text:s text:c="2"/>,Iluppakudi</text:p>
          </table:table-cell>
          <table:table-cell office:value-type="string">
            <text:p>Neivayal </text:p>
          </table:table-cell>
          <table:table-cell office:value-type="string">
            <text:p>Manapunchai 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nchayat Union Middle School, <text:s text:c="2"/>,Iluppakudi</text:p>
          </table:table-cell>
          <table:table-cell office:value-type="string">
            <text:p>Neivayal </text:p>
          </table:table-cell>
          <table:table-cell office:value-type="string">
            <text:p>Seerthangi 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nchayat Union Middle School, <text:s text:c="2"/>,Iluppakudi</text:p>
          </table:table-cell>
          <table:table-cell office:value-type="string">
            <text:p>Neivayal </text:p>
          </table:table-cell>
          <table:table-cell office:value-type="string">
            <text:p>Veerapuli 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nchayat Union Middle School, <text:s text:c="2"/>,Iluppakudi</text:p>
          </table:table-cell>
          <table:table-cell office:value-type="string">
            <text:p>Neivayal </text:p>
          </table:table-cell>
          <table:table-cell office:value-type="string">
            <text:p>Madathethendal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string">
            <text:p>Library Building <text:s text:c="2"/>,Karumozhi</text:p>
          </table:table-cell>
          <table:table-cell table:style-name="ce1" office:value-type="string">
            <text:p>Karumozhisananvayal </text:p>
          </table:table-cell>
          <table:table-cell table:style-name="ce1" office:value-type="string">
            <text:p>Karumozhi </text:p>
          </table:table-cell>
          <table:table-cell table:style-name="ce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string">
            <text:p>Library Building <text:s text:c="2"/>,Karumozhi</text:p>
          </table:table-cell>
          <table:table-cell table:style-name="ce1" office:value-type="string">
            <text:p>Karumozhisananvayal </text:p>
          </table:table-cell>
          <table:table-cell table:style-name="ce1" office:value-type="string">
            <text:p>Attur </text:p>
          </table:table-cell>
          <table:table-cell table:style-name="ce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string">
            <text:p>Library Building <text:s text:c="2"/>,Karumozhi</text:p>
          </table:table-cell>
          <table:table-cell table:style-name="ce1" office:value-type="string">
            <text:p>Karumozhisananvayal </text:p>
          </table:table-cell>
          <table:table-cell table:style-name="ce1" office:value-type="string">
            <text:p>Kovani </text:p>
          </table:table-cell>
          <table:table-cell table:style-name="ce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string">
            <text:p>Library Building <text:s text:c="2"/>,Karumozhi</text:p>
          </table:table-cell>
          <table:table-cell table:number-columns-repeated="2" table:style-name="ce1" office:value-type="string">
            <text:p>Karumozhisananvayal </text:p>
          </table:table-cell>
          <table:table-cell table:style-name="ce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string">
            <text:p>Panchayat Union <text:s/>Primary School <text:s text:c="4"/>,West Side, Kovani</text:p>
          </table:table-cell>
          <table:table-cell table:style-name="ce1" office:value-type="string">
            <text:p>Karumozhisananvayal </text:p>
          </table:table-cell>
          <table:table-cell table:style-name="ce1" office:value-type="string">
            <text:p>Karumozhi 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string">
            <text:p>Panchayat Union <text:s/>Primary School <text:s text:c="4"/>,West Side, Kovani</text:p>
          </table:table-cell>
          <table:table-cell table:style-name="ce1" office:value-type="string">
            <text:p>Karumozhisananvayal </text:p>
          </table:table-cell>
          <table:table-cell table:style-name="ce1" office:value-type="string">
            <text:p>Attur 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string">
            <text:p>Panchayat Union <text:s/>Primary School <text:s text:c="4"/>,West Side, Kovani</text:p>
          </table:table-cell>
          <table:table-cell table:style-name="ce1" office:value-type="string">
            <text:p>Karumozhisananvayal </text:p>
          </table:table-cell>
          <table:table-cell table:style-name="ce1" office:value-type="string">
            <text:p>Kovani 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string">
            <text:p>Panchayat Union <text:s/>Primary School <text:s text:c="4"/>,West Side, Kovani</text:p>
          </table:table-cell>
          <table:table-cell table:number-columns-repeated="2" table:style-name="ce1" office:value-type="string">
            <text:p>Karumozhisananvayal 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nchayat Union <text:s/>Middle School <text:s text:c="2"/>,South Portion Palangulam</text:p>
          </table:table-cell>
          <table:table-cell office:value-type="string">
            <text:p>Ooranikottai (R.V) And Palangulam (R.V) </text:p>
          </table:table-cell>
          <table:table-cell office:value-type="string">
            <text:p>Palangulam 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nchayat Union <text:s/>Middle School <text:s text:c="2"/>,South Portion Palangulam</text:p>
          </table:table-cell>
          <table:table-cell office:value-type="string">
            <text:p>Ooranikottai (R.V) And Palangulam (R.V) </text:p>
          </table:table-cell>
          <table:table-cell office:value-type="string">
            <text:p>Melanai 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nchayat Union <text:s/>Middle School <text:s text:c="2"/>,South Portion Palangulam</text:p>
          </table:table-cell>
          <table:table-cell office:value-type="string">
            <text:p>Ooranikottai (R.V) And Palangulam (R.V) </text:p>
          </table:table-cell>
          <table:table-cell office:value-type="string">
            <text:p>Panjamari 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nchayat Union <text:s/>Middle School <text:s text:c="2"/>,South Portion Palangulam</text:p>
          </table:table-cell>
          <table:table-cell office:value-type="string">
            <text:p>Ooranikottai (R.V) And Palangulam (R.V) </text:p>
          </table:table-cell>
          <table:table-cell table:style-name="ce1" office:value-type="string">
            <text:p>Keelapuli </text:p>
          </table:table-cell>
          <table:table-cell table:style-name="ce1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nchayat Union <text:s/>Middle School <text:s text:c="2"/>,South Portion Palangulam</text:p>
          </table:table-cell>
          <table:table-cell office:value-type="string">
            <text:p>Ooranikottai (R.V) And Palangulam (R.V) </text:p>
          </table:table-cell>
          <table:table-cell table:style-name="ce1" office:value-type="string">
            <text:p>Keelapuli </text:p>
          </table:table-cell>
          <table:table-cell table:style-name="ce1" office:value-type="float" office:value="6">
            <text:p>6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6">08/16/2018</text:date>, <text:time>21:5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wahar subramanian</meta:initial-creator>
    <meta:creation-date>2018-08-16T21:43:47.59</meta:creation-date>
    <dc:date>2018-08-16T21:58:53.39</dc:date>
    <dc:creator>jawahar subramanian</dc:creator>
    <meta:editing-duration>PT15M5S</meta:editing-duration>
    <meta:editing-cycles>6</meta:editing-cycles>
    <meta:generator>OpenOffice/4.1.5$Win32 OpenOffice.org_project/415m1$Build-9789</meta:generator>
    <meta:document-statistic meta:table-count="3" meta:cell-count="121" meta:object-count="0"/>
  </office:meta>
</office:document-meta>
</file>